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eeeeee" loext:opacity="100%" style:font-name="Cambria" officeooo:rsid="001588a8" officeooo:paragraph-rsid="001588a8"/>
    </style:style>
    <style:style style:name="P2" style:family="paragraph" style:parent-style-name="Standard">
      <style:paragraph-properties fo:text-align="start" style:justify-single-word="false"/>
      <style:text-properties fo:color="#eeeeee" loext:opacity="100%" style:font-name="Cambria" officeooo:rsid="001588a8" officeooo:paragraph-rsid="00196294"/>
    </style:style>
    <style:style style:name="P3" style:family="paragraph" style:parent-style-name="Standard">
      <style:text-properties fo:color="#eeeeee" loext:opacity="100%" style:font-name="Cambria" officeooo:rsid="001588a8" officeooo:paragraph-rsid="00196294"/>
    </style:style>
    <style:style style:name="P4" style:family="paragraph" style:parent-style-name="Standard">
      <style:text-properties fo:color="#eeeeee" loext:opacity="100%" style:font-name="Cambria" officeooo:rsid="00183d46" officeooo:paragraph-rsid="00183d46"/>
    </style:style>
    <style:style style:name="P5" style:family="paragraph" style:parent-style-name="Standard">
      <style:text-properties fo:color="#eeeeee" loext:opacity="100%" style:font-name="Cambria" officeooo:rsid="00183d46" officeooo:paragraph-rsid="00196294"/>
    </style:style>
    <style:style style:name="P6" style:family="paragraph" style:parent-style-name="Standard">
      <style:paragraph-properties fo:text-align="start" style:justify-single-word="false"/>
      <style:text-properties fo:color="#eeeeee" loext:opacity="100%" style:font-name="Cambria" officeooo:paragraph-rsid="00183d46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2ee9"/>
    </style:style>
    <style:style style:name="P8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3ae0"/>
    </style:style>
    <style:style style:name="P9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5e2b"/>
    </style:style>
    <style:style style:name="P10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6294"/>
    </style:style>
    <style:style style:name="P11" style:family="paragraph" style:parent-style-name="Standard">
      <style:paragraph-properties fo:text-align="start" style:justify-single-word="false"/>
      <style:text-properties fo:color="#eeeeee" loext:opacity="100%" style:font-name="Cambria" officeooo:rsid="00183d46" officeooo:paragraph-rsid="00183d46" fo:background-color="transparent"/>
    </style:style>
    <style:style style:name="P12" style:family="paragraph" style:parent-style-name="Standard">
      <style:text-properties fo:color="#eeeeee" loext:opacity="100%" style:font-name="Cambria" officeooo:rsid="00183d46" officeooo:paragraph-rsid="00183d46" fo:background-color="transparent"/>
    </style:style>
    <style:style style:name="P13" style:family="paragraph" style:parent-style-name="Standard">
      <style:text-properties fo:color="#eeeeee" loext:opacity="100%" style:font-name="Cambria" officeooo:rsid="001b11f5" officeooo:paragraph-rsid="00183d46" fo:background-color="transparent"/>
    </style:style>
    <style:style style:name="P14" style:family="paragraph" style:parent-style-name="Standard">
      <style:text-properties fo:color="#eeeeee" loext:opacity="100%" style:font-name="Cambria" officeooo:rsid="001588a8" officeooo:paragraph-rsid="001588a8" fo:background-color="transparent"/>
    </style:style>
    <style:style style:name="P15" style:family="paragraph" style:parent-style-name="Standard">
      <style:text-properties fo:color="#eeeeee" loext:opacity="100%" style:font-name="Cambria" officeooo:rsid="00192ee9" officeooo:paragraph-rsid="00192ee9" fo:background-color="transparent"/>
    </style:style>
    <style:style style:name="P16" style:family="paragraph" style:parent-style-name="Standard">
      <style:text-properties fo:color="#eeeeee" loext:opacity="100%" style:font-name="Cambria" officeooo:rsid="00195e2b" officeooo:paragraph-rsid="00195e2b" fo:background-color="transparent"/>
    </style:style>
    <style:style style:name="P17" style:family="paragraph" style:parent-style-name="Standard">
      <style:paragraph-properties fo:text-align="start" style:justify-single-word="false"/>
      <style:text-properties fo:color="#eeeeee" loext:opacity="100%" style:font-name="Cambria" officeooo:rsid="00192ee9" officeooo:paragraph-rsid="00192ee9"/>
    </style:style>
    <style:style style:name="P18" style:family="paragraph" style:parent-style-name="Standard">
      <style:paragraph-properties fo:text-align="start" style:justify-single-word="false"/>
      <style:text-properties fo:color="#eeeeee" loext:opacity="100%" style:font-name="Cambria" officeooo:rsid="00193ae0" officeooo:paragraph-rsid="00193ae0"/>
    </style:style>
    <style:style style:name="P19" style:family="paragraph" style:parent-style-name="Standard">
      <style:paragraph-properties fo:text-align="start" style:justify-single-word="false"/>
      <style:text-properties fo:color="#eeeeee" loext:opacity="100%" style:font-name="Cambria" officeooo:rsid="00195e2b" officeooo:paragraph-rsid="00195e2b"/>
    </style:style>
    <style:style style:name="P20" style:family="paragraph" style:parent-style-name="Standard">
      <style:paragraph-properties fo:text-align="start" style:justify-single-word="false"/>
      <style:text-properties fo:color="#eeeeee" loext:opacity="100%" style:font-name="Cambria" officeooo:rsid="00195e2b" officeooo:paragraph-rsid="00196294"/>
    </style:style>
    <style:style style:name="P21" style:family="paragraph" style:parent-style-name="Standard">
      <style:text-properties fo:color="#eeeeee" loext:opacity="100%" style:font-name="Cambria" officeooo:rsid="00195e2b" officeooo:paragraph-rsid="00195e2b"/>
    </style:style>
    <style:style style:name="P22" style:family="paragraph" style:parent-style-name="Standard">
      <style:text-properties fo:color="#eeeeee" loext:opacity="100%" style:font-name="Cambria" officeooo:rsid="001882c5" officeooo:paragraph-rsid="00196294"/>
    </style:style>
    <style:style style:name="P23" style:family="paragraph" style:parent-style-name="Standard">
      <style:paragraph-properties fo:text-align="start" style:justify-single-word="false"/>
      <style:text-properties fo:color="#eeeeee" loext:opacity="100%" style:font-name="Cambria" officeooo:rsid="001e7826" officeooo:paragraph-rsid="00196294"/>
    </style:style>
    <style:style style:name="P24" style:family="paragraph" style:parent-style-name="Standard">
      <style:paragraph-properties fo:text-align="start" style:justify-single-word="false"/>
      <style:text-properties officeooo:paragraph-rsid="00192ee9"/>
    </style:style>
    <style:style style:name="P25" style:family="paragraph" style:parent-style-name="Standard">
      <style:paragraph-properties fo:text-align="start" style:justify-single-word="false"/>
      <style:text-properties officeooo:paragraph-rsid="00196294"/>
    </style:style>
    <style:style style:name="P26" style:family="paragraph" style:parent-style-name="Standard">
      <style:paragraph-properties fo:text-align="start" style:justify-single-word="false"/>
      <style:text-properties officeooo:paragraph-rsid="001a6278"/>
    </style:style>
    <style:style style:name="T1" style:family="text">
      <style:text-properties fo:color="#eeeeee" loext:opacity="100%" style:font-name="Cambria"/>
    </style:style>
    <style:style style:name="T2" style:family="text">
      <style:text-properties fo:color="#eeeeee" loext:opacity="100%" style:font-name="Cambria" officeooo:rsid="001588a8"/>
    </style:style>
    <style:style style:name="T3" style:family="text">
      <style:text-properties fo:color="#eeeeee" loext:opacity="100%" style:font-name="Cambria" officeooo:rsid="0016d90d"/>
    </style:style>
    <style:style style:name="T4" style:family="text">
      <style:text-properties fo:color="#eeeeee" loext:opacity="100%" style:font-name="Cambria" officeooo:rsid="00192ee9"/>
    </style:style>
    <style:style style:name="T5" style:family="text">
      <style:text-properties fo:color="#eeeeee" loext:opacity="100%" style:font-name="Cambria" officeooo:rsid="00193ae0"/>
    </style:style>
    <style:style style:name="T6" style:family="text">
      <style:text-properties fo:color="#eeeeee" loext:opacity="100%" style:font-name="Cambria" officeooo:rsid="00195e2b"/>
    </style:style>
    <style:style style:name="T7" style:family="text">
      <style:text-properties fo:color="#eeeeee" loext:opacity="100%" style:font-name="Cambria" officeooo:rsid="001a6278"/>
    </style:style>
    <style:style style:name="T8" style:family="text">
      <style:text-properties fo:color="#eeeeee" loext:opacity="100%" style:font-name="Cambria" officeooo:rsid="00196294"/>
    </style:style>
    <style:style style:name="T9" style:family="text">
      <style:text-properties officeooo:rsid="00193ae0"/>
    </style:style>
    <style:style style:name="T10" style:family="text">
      <style:text-properties officeooo:rsid="00195e2b"/>
    </style:style>
    <style:style style:name="T11" style:family="text">
      <style:text-properties officeooo:rsid="00192ee9"/>
    </style:style>
    <style:style style:name="T12" style:family="text">
      <style:text-properties officeooo:rsid="00196294"/>
    </style:style>
    <style:style style:name="T13" style:family="text">
      <style:text-properties officeooo:rsid="001877b1"/>
    </style:style>
    <style:style style:name="T14" style:family="text">
      <style:text-properties officeooo:rsid="00183d46"/>
    </style:style>
    <style:style style:name="T15" style:family="text">
      <style:text-properties officeooo:rsid="001a6278"/>
    </style:style>
    <style:style style:name="T16" style:family="text">
      <style:text-properties style:font-name="Cambria"/>
    </style:style>
    <style:style style:name="T17" style:family="text">
      <style:text-properties officeooo:rsid="001e63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tro # check all numbers!</text:p>
      <text:p text:style-name="P6">@Book of the Dead</text:p>
      <text:p text:style-name="P24"><text:span text:style-name="T2">This is </text:span><text:span text:style-name="T4">Emily Edward</text:span><text:span text:style-name="T6">e</text:span><text:span text:style-name="T4">s </text:span><text:span text:style-name="T2">, </text:span><text:span text:style-name="T3">age </text:span><text:span text:style-name="T5">24.</text:span></text:p>
      <text:p text:style-name="P10">+Information: 1</text:p>
      <text:p text:style-name="P10">+Close: -1</text:p>
      <text:p text:style-name="P25"><text:span text:style-name="T1"/></text:p>
      <text:p text:style-name="P10">@Book of the Dead</text:p>
      <text:p text:style-name="P10">The Book of the dead records information on each and every soul after they die.</text:p>
      <text:p text:style-name="P10"/>
      <text:p text:style-name="P10"/>
      <text:p text:style-name="P10">@Book of the Dead</text:p>
      <text:p text:style-name="P10">What do you want to know about this person?</text:p>
      <text:p text:style-name="P10">+Cause of death : <text:span text:style-name="T14">5</text:span></text:p>
      <text:p text:style-name="P10">+Personality : <text:span text:style-name="T15">14</text:span></text:p>
      <text:p text:style-name="P23">+Random Fact : <text:span text:style-name="T15">18</text:span></text:p>
      <text:p text:style-name="P2">+Make Choice : 3</text:p>
      <text:p text:style-name="P2"/>
      <text:p text:style-name="P2"/>
      <text:p text:style-name="P2">@Book of the Dead</text:p>
      <text:p text:style-name="P2">Will you</text:p>
      <text:p text:style-name="P2">+Harverst : -1</text:p>
      <text:p text:style-name="P2">+Save : <text:span text:style-name="T14">4</text:span></text:p>
      <text:p text:style-name="P2">+Still Deciding : -1</text:p>
      <text:p text:style-name="P5"/>
      <text:p text:style-name="P5">Saved Text</text:p>
      <text:p text:style-name="P3">@Book of the Dead</text:p>
      <text:p text:style-name="P22"><text:span text:style-name="T12">Emily</text:span> will live on another day. <text:s/>It’s left to fate to see what will become of <text:span text:style-name="T12">her</text:span>. : -<text:span text:style-name="T13">1</text:span></text:p>
      <text:p text:style-name="P1"/>
      <text:p text:style-name="P14"/>
      <text:p text:style-name="P14">Cause of death</text:p>
      <text:p text:style-name="P7">@Book of the Dead</text:p>
      <text:p text:style-name="P17">Emily died on what would have been her wedding day. <text:s/>Everything was going to plan, all the guests were sat in the pews and the church bells were ringing...</text:p>
      <text:p text:style-name="P14"/>
      <text:p text:style-name="P7">@Book of the Dead</text:p>
      <text:p text:style-name="P15">The<text:span text:style-name="T9">n</text:span> suddenly she died. <text:s/>The end.</text:p>
      <text:p text:style-name="P14"/>
      <text:p text:style-name="P8">@Book of the Dead</text:p>
      <text:p text:style-name="P19">Oh, so you want you wanted more information did you?</text:p>
      <text:p text:style-name="P19"/>
      <text:p text:style-name="P9">@Book of the Dead</text:p>
      <text:p text:style-name="P19">I told you what happened didn’t I.</text:p>
      <text:p text:style-name="P19"/>
      <text:p text:style-name="P9">@Book of the Dead</text:p>
      <text:p text:style-name="P19">Ok, ok, I’ll tell you the rest.</text:p>
      <text:p text:style-name="P19"/>
      <text:p text:style-name="P9">@Book of the Dead</text:p>
      <text:p text:style-name="P19">Emily wanted special flowers for her big day, so she went into the woods to find the perfect ones. <text:s/></text:p>
      <text:p text:style-name="P19"/>
      <text:p text:style-name="P9">@Book of the Dead</text:p>
      <text:p text:style-name="P19"><text:soft-page-break/>The flowers she found were a beautiful shade of dark purple, contrasting the pure white of her dress.</text:p>
      <text:p text:style-name="P19"/>
      <text:p text:style-name="P9">@Book of the Dead</text:p>
      <text:p text:style-name="P25"><text:span text:style-name="T6">As she walked down the </text:span><text:span text:style-name="T7">aisle</text:span><text:span text:style-name="T6"> she took a long sniff of her </text:span>bouquet<text:span text:style-name="T6">. <text:s/></text:span></text:p>
      <text:p text:style-name="P19"/>
      <text:p text:style-name="P9">@Book of the Dead</text:p>
      <text:p text:style-name="P26"><text:span text:style-name="T6">Unknown to her </text:span><text:span text:style-name="T8">the flowers</text:span><text:span text:style-name="T6"> were deadly nightshade. <text:s/>The poison entered her system quickly and she collapsed dead just before reaching her </text:span><text:span text:style-name="T16">husband-to-be</text:span><text:span text:style-name="T6">. : </text:span><text:span text:style-name="T8">2</text:span></text:p>
      <text:p text:style-name="P14"/>
      <text:p text:style-name="P14">Personality</text:p>
      <text:p text:style-name="P9">@Book of the Dead</text:p>
      <text:p text:style-name="P19">Emily was a kind soul, with many friends and a caring personality. <text:s/></text:p>
      <text:p text:style-name="P19"/>
      <text:p text:style-name="P9">@Book of the Dead</text:p>
      <text:p text:style-name="P19">She wasn’t always like that, as a teenager she had gone to wild parties, broken rules and set things on fire.</text:p>
      <text:p text:style-name="P19"/>
      <text:p text:style-name="P9">@Book of the Dead</text:p>
      <text:p text:style-name="P19">But with the help of her psychic spiritual healer she cleansed her negative energy and reformed her bad chakra.</text:p>
      <text:p text:style-name="P19"/>
      <text:p text:style-name="P9">@Book of the Dead</text:p>
      <text:p text:style-name="P20">All nonsenses really, everyone should know Ouija boards are the only things with the real supernatural power. : <text:span text:style-name="T12">2</text:span></text:p>
      <text:p text:style-name="P1"/>
      <text:p text:style-name="P1"/>
      <text:p text:style-name="P1"/>
      <text:p text:style-name="P12">Random fact</text:p>
      <text:p text:style-name="P8">@Book of the Dead</text:p>
      <text:p text:style-name="P18">Emily was <text:span text:style-name="T10">a Capricorn which meant she was believed strongly in the power star signs, healing crystals and psychics. <text:s/>: </text:span><text:span text:style-name="T12">2</text:span></text:p>
      <text:p text:style-name="P12"/>
      <text:p text:style-name="P12"/>
      <text:p text:style-name="P13">On revival</text:p>
      <text:p text:style-name="P16">On the day of her funeral Emily’s body was laid to rest in a casket in the very same church she was to be married in a week before. <text:s/><text:span text:style-name="T11">Everything was going to plan, all the guests were sat in the pews and the church bells were ringing.</text:span></text:p>
      <text:p text:style-name="P13"/>
      <text:p text:style-name="P19">The suddenly she woke up. <text:s/>Still in her wedding dress,<text:span text:style-name="T15"> </text:span>now very much alive she looked around for her husband-to-be. <text:s/>Unfortunately believing her to be dead, her grieving fiancé had eloped with the bridesmaid and skipped the funeral.</text:p>
      <text:p text:style-name="P13"/>
      <text:p text:style-name="P21">Emily died peacefully in her sleep age 100, unmarried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1c1c1c"/>
      <style:paragraph-properties fo:background-color="#1c1c1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00:04:32.279000000</meta:creation-date>
    <dc:date>2023-10-23T00:19:43.173000000</dc:date>
    <meta:editing-duration>PT22H35M15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6" meta:word-count="495" meta:character-count="2561" meta:non-whitespace-character-count="2108"/>
  </office:meta>
</office:document-meta>
</file>